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fo:font-size="14pt" officeooo:rsid="000cf3e5" officeooo:paragraph-rsid="000cf3e5" style:font-size-asian="14pt" style:font-size-complex="14pt"/>
    </style:style>
    <style:style style:name="P2" style:family="paragraph" style:parent-style-name="Standard">
      <style:text-properties style:font-name="Bitstream Charter" fo:font-size="14pt" officeooo:rsid="000e1799" officeooo:paragraph-rsid="000e1799" style:font-size-asian="14pt" style:font-size-complex="14pt"/>
    </style:style>
    <style:style style:name="P3" style:family="paragraph" style:parent-style-name="Standard">
      <style:text-properties style:font-name="Bitstream Charter" fo:font-size="14pt" fo:font-weight="bold" officeooo:rsid="000cf3e5" officeooo:paragraph-rsid="000cf3e5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Bitstream Charter" fo:font-size="14pt" fo:font-weight="bold" officeooo:rsid="000e1799" officeooo:paragraph-rsid="000e1799" style:font-size-asian="14pt" style:font-weight-asian="bold" style:font-size-complex="14pt" style:font-weight-complex="bold"/>
    </style:style>
    <style:style style:name="T1" style:family="text">
      <style:text-properties officeooo:rsid="000e17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ody {background-color: tan} </text:p>
      <text:p text:style-name="P1"/>
      <text:p text:style-name="P1">Si esto esta en la hoja de estilo significa que el fondo de la pagina tendra el color <text:s/>tan que es un marron clarito.</text:p>
      <text:p text:style-name="P1"/>
      <text:p text:style-name="P3">h1 {color:maroon; font-size:20pt}</text:p>
      <text:p text:style-name="P1"/>
      <text:p text:style-name="P1"><text:s/>Esto nos indica que lo que escribamos en la etiqueta h1 sera de color marron rojizo <text:s/>y el tamaño de la letra sera 20 pt.</text:p>
      <text:p text:style-name="P1"/>
      <text:p text:style-name="P3">hr {color:navy}</text:p>
      <text:p text:style-name="P1"/>
      <text:p text:style-name="P1">hr es una linea y el color nos dice que es de color navy que es un color <text:span text:style-name="T1">azul marino si tuviera anchura se veria el color</text:span></text:p>
      <text:p text:style-name="P1"/>
      <text:p text:style-name="P4">p {font-size:12pt; margin-left: 15px}</text:p>
      <text:p text:style-name="P2"/>
      <text:p text:style-name="P2">Que el parrafo p tiene una letra con tamaño de 12 pt y con un margen izquierdo de 15 px.</text:p>
      <text:p text:style-name="P2"/>
      <text:p text:style-name="P4">p.verse {color:maroon; margin-left: 60px}</text:p>
      <text:p text:style-name="P2"/>
      <text:p text:style-name="P2">Que el parrado se vea en forma de verso , que el color es marron y el margen izquierdo es de 60 <text:s/>px.</text:p>
      <text:p text:style-name="P2"/>
      <text:p text:style-name="P4">a:link <text:s text:c="4"/>{color:green}</text:p>
      <text:p text:style-name="P2"/>
      <text:p text:style-name="P2">Que los linka se vean de color verde</text:p>
      <text:p text:style-name="P2"/>
      <text:p text:style-name="P4">a:visited <text:s/>{color:yellow}</text:p>
      <text:p text:style-name="P2"/>
      <text:p text:style-name="P2">que cuando visitamos un link se vea de color amarillo</text:p>
      <text:p text:style-name="P2"/>
      <text:p text:style-name="P4">a:hover <text:s text:c="3"/>{color:black}</text:p>
      <text:p text:style-name="P2"/>
      <text:p text:style-name="P2">Que se ve negro cuando ponemos el raton encima</text:p>
      <text:p text:style-name="P2"/>
      <text:p text:style-name="P4">a:active <text:s text:c="2"/>{color:blue}</text:p>
      <text:p text:style-name="P2"/>
      <text:p text:style-name="P2">Que el link se pone de color azul cuando le haces cli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2:09:01.099686406</meta:creation-date>
    <meta:generator>LibreOffice/5.1.6.2$Linux_X86_64 LibreOffice_project/10m0$Build-2</meta:generator>
    <dc:date>2017-11-15T12:28:28.612359736</dc:date>
    <meta:editing-duration>PT8M54S</meta:editing-duration>
    <meta:editing-cycles>1</meta:editing-cycles>
    <meta:document-statistic meta:table-count="0" meta:image-count="0" meta:object-count="0" meta:page-count="1" meta:paragraph-count="18" meta:word-count="182" meta:character-count="987" meta:non-whitespace-character-count="808"/>
  </office:meta>
</office:document-meta>
</file>